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4" style:parent-style-name="Normal" style:family="paragraph">
      <style:text-properties fo:font-weight="bold" style:font-weight-asian="bold" style:font-weight-complex="bold"/>
    </style:style>
    <style:style style:name="P465" style:parent-style-name="Normal" style:list-style-name="LFO7" style:family="paragraph"/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Normal" style:list-style-name="LFO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Normal" style:list-style-name="LFO7" style:family="paragraph"/>
    <style:style style:name="T470" style:parent-style-name="DefaultParagraphFont" style:family="text">
      <style:text-properties fo:font-weight="bold" style:font-weight-asian="bold" style:font-weight-complex="bold"/>
    </style:style>
    <style:style style:name="P4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6" style:parent-style-name="Normal" style:family="paragraph">
      <style:text-properties fo:font-weight="bold" style:font-weight-asian="bold" style:font-weight-complex="bold"/>
    </style:style>
    <style:style style:name="P547" style:parent-style-name="Normal" style:list-style-name="LFO8" style:family="paragraph"/>
    <style:style style:name="T548" style:parent-style-name="DefaultParagraphFont" style:family="text">
      <style:text-properties fo:font-weight="bold" style:font-weight-asian="bold" style:font-weight-complex="bold"/>
    </style:style>
    <style:style style:name="P549" style:parent-style-name="Normal" style:list-style-name="LFO8" style:family="paragraph"/>
    <style:style style:name="T550" style:parent-style-name="DefaultParagraphFont" style:family="text">
      <style:text-properties fo:font-weight="bold" style:font-weight-asian="bold" style:font-weight-complex="bold"/>
    </style:style>
    <style:style style:name="P551" style:parent-style-name="Normal" style:list-style-name="LFO8" style:family="paragraph"/>
    <style:style style:name="T552" style:parent-style-name="DefaultParagraphFont" style:family="text">
      <style:text-properties fo:font-weight="bold" style:font-weight-asian="bold" style:font-weight-complex="bold"/>
    </style:style>
    <style:style style:name="P55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54" style:parent-style-name="Normal" style:family="paragraph">
      <style:text-properties fo:font-weight="bold" style:font-weight-asian="bold" style:font-weight-complex="bold"/>
    </style:style>
    <style:style style:name="T555" style:parent-style-name="DefaultParagraphFont" style:family="text">
      <style:text-properties fo:font-weight="bold" style:font-weight-asian="bold" style:font-weight-complex="bold"/>
    </style:style>
    <style:style style:name="P556" style:parent-style-name="Normal" style:list-style-name="LFO9" style:family="paragraph"/>
    <style:style style:name="T557" style:parent-style-name="DefaultParagraphFont" style:family="text">
      <style:text-properties fo:font-weight="bold" style:font-weight-asian="bold" style:font-weight-complex="bold"/>
    </style:style>
    <style:style style:name="P5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>A) C Program to Compute the Sum of Even and Odd Numbers Using a Function</text:p>
      <text:p text:style-name="P250"><text:span text:style-name="T251">#include</text:span><text:span text:style-name="T252"><text:s/></text:span><text:span text:style-name="T253">&lt;stdio.h&gt;</text:span></text:p>
      <text:p text:style-name="P254"/>
      <text:p text:style-name="P255"><text:span text:style-name="T256">// Function to compute the sum of even and odd numbers</text:span></text:p>
      <text:p text:style-name="P257"><text:span text:style-name="T258">void</text:span><text:span text:style-name="T259"><text:s/></text:span><text:span text:style-name="T260">computeSums</text:span><text:span text:style-name="T261">(</text:span><text:span text:style-name="T262">int</text:span><text:span text:style-name="T263"><text:s/></text:span><text:span text:style-name="T264">arr</text:span><text:span text:style-name="T265">[]</text:span><text:span text:style-name="T266">,<text:s/></text:span><text:span text:style-name="T267">int</text:span><text:span text:style-name="T268"><text:s/></text:span><text:span text:style-name="T269">size</text:span><text:span text:style-name="T270">,<text:s/></text:span><text:span text:style-name="T271">int</text:span><text:span text:style-name="T272"><text:s/></text:span><text:span text:style-name="T273">*</text:span><text:span text:style-name="T274">evenSum</text:span><text:span text:style-name="T275">,<text:s/></text:span><text:span text:style-name="T276">int</text:span><text:span text:style-name="T277"><text:s/></text:span><text:span text:style-name="T278">*</text:span><text:span text:style-name="T279">oddSum</text:span><text:span text:style-name="T280">) {</text:span></text:p>
      <text:p text:style-name="P281"><text:span text:style-name="T282">   <text:s/></text:span><text:span text:style-name="T283">*</text:span><text:span text:style-name="T284">evenSum<text:s/></text:span><text:span text:style-name="T285">=</text:span><text:span text:style-name="T286"><text:s/></text:span><text:span text:style-name="T287">0</text:span><text:span text:style-name="T288">;</text:span></text:p>
      <text:p text:style-name="P289"><text:span text:style-name="T290">   <text:s/></text:span><text:span text:style-name="T291">*</text:span><text:span text:style-name="T292">oddSum<text:s/></text:span><text:span text:style-name="T293">=</text:span><text:span text:style-name="T294"><text:s/></text:span><text:span text:style-name="T295">0</text:span><text:span text:style-name="T296">;</text:span></text:p>
      <text:p text:style-name="P297"><text:span text:style-name="T298">   <text:s/></text:span><text:span text:style-name="T299">for</text:span><text:span text:style-name="T300">(</text:span><text:span text:style-name="T301">int</text:span><text:span text:style-name="T302"><text:s/>i<text:s/></text:span><text:span text:style-name="T303">=</text:span><text:span text:style-name="T304"><text:s/></text:span><text:span text:style-name="T305">0</text:span><text:span text:style-name="T306">; i<text:s/></text:span><text:span text:style-name="T307">&lt;</text:span><text:span text:style-name="T308"><text:s/>size; i</text:span><text:span text:style-name="T309">++</text:span><text:span text:style-name="T310">) {</text:span></text:p>
      <text:p text:style-name="P311"><text:span text:style-name="T312">       <text:s/></text:span><text:span text:style-name="T313">if</text:span><text:span text:style-name="T314">(</text:span><text:span text:style-name="T315">arr</text:span><text:span text:style-name="T316">[i]<text:s/></text:span><text:span text:style-name="T317">%</text:span><text:span text:style-name="T318"><text:s/></text:span><text:span text:style-name="T319">2</text:span><text:span text:style-name="T320"><text:s/></text:span><text:span text:style-name="T321">==</text:span><text:span text:style-name="T322"><text:s/></text:span><text:span text:style-name="T323">0</text:span><text:span text:style-name="T324">) {</text:span></text:p>
      <text:p text:style-name="P325"><text:span text:style-name="T326">           <text:s/></text:span><text:span text:style-name="T327">*</text:span><text:span text:style-name="T328">evenSum<text:s/></text:span><text:span text:style-name="T329">+=</text:span><text:span text:style-name="T330"><text:s/></text:span><text:span text:style-name="T331">arr</text:span><text:span text:style-name="T332">[i];</text:span></text:p>
      <text:p text:style-name="P333"><text:span text:style-name="T334">        }<text:s/></text:span><text:span text:style-name="T335">else</text:span><text:span text:style-name="T336"><text:s/>{</text:span></text:p>
      <text:p text:style-name="P337"><text:span text:style-name="T338">           <text:s/></text:span><text:span text:style-name="T339">*</text:span><text:span text:style-name="T340">oddSum<text:s/></text:span><text:span text:style-name="T341">+=</text:span><text:span text:style-name="T342"><text:s/></text:span><text:span text:style-name="T343">arr</text:span><text:span text:style-name="T344">[i];</text:span></text:p>
      <text:p text:style-name="P345">        }</text:p>
      <text:p text:style-name="P346">    }</text:p>
      <text:p text:style-name="P347">}</text:p>
      <text:p text:style-name="P348"/>
      <text:p text:style-name="P349"><text:span text:style-name="T350">int</text:span><text:span text:style-name="T351"><text:s/></text:span><text:span text:style-name="T352">main</text:span><text:span text:style-name="T353">() {</text:span></text:p>
      <text:p text:style-name="P354"><text:span text:style-name="T355">   <text:s/></text:span><text:span text:style-name="T356">int</text:span><text:span text:style-name="T357"><text:s/>size, evenSum, oddSum;</text:span></text:p>
      <text:p text:style-name="P358"/>
      <text:p text:style-name="P359"><text:span text:style-name="T360">   <text:s/></text:span><text:span text:style-name="T361">// Input the number of elements</text:span></text:p>
      <text:p text:style-name="P362"><text:span text:style-name="T363">   <text:s/></text:span><text:span text:style-name="T364">printf</text:span><text:span text:style-name="T365">(</text:span><text:span text:style-name="T366">"Enter the number of elements: "</text:span><text:span text:style-name="T367">);</text:span></text:p>
      <text:p text:style-name="P368"><text:span text:style-name="T369">   <text:s/></text:span><text:span text:style-name="T370">scanf</text:span><text:span text:style-name="T371">(</text:span><text:span text:style-name="T372">"</text:span><text:span text:style-name="T373">%d</text:span><text:span text:style-name="T374">"</text:span><text:span text:style-name="T375">,<text:s/></text:span><text:span text:style-name="T376">&amp;</text:span><text:span text:style-name="T377">size);</text:span></text:p>
      <text:p text:style-name="P378"/>
      <text:p text:style-name="P379"><text:span text:style-name="T380">   <text:s/></text:span><text:span text:style-name="T381">int</text:span><text:span text:style-name="T382"><text:s/></text:span><text:span text:style-name="T383">arr</text:span><text:span text:style-name="T384">[size];</text:span></text:p>
      <text:p text:style-name="P385"/>
      <text:p text:style-name="P386"><text:span text:style-name="T387">   <text:s/></text:span><text:span text:style-name="T388">// Input the elements</text:span></text:p>
      <text:p text:style-name="P389"><text:span text:style-name="T390">   <text:s/></text:span><text:span text:style-name="T391">printf</text:span><text:span text:style-name="T392">(</text:span><text:span text:style-name="T393">"Enter the elements:</text:span><text:span text:style-name="T394">\n</text:span><text:span text:style-name="T395">"</text:span><text:span text:style-name="T396">);</text:span></text:p>
      <text:p text:style-name="P397"><text:span text:style-name="T398">   <text:s/></text:span><text:span text:style-name="T399">for</text:span><text:span text:style-name="T400">(</text:span><text:span text:style-name="T401">int</text:span><text:span text:style-name="T402"><text:s/>i<text:s/></text:span><text:span text:style-name="T403">=</text:span><text:span text:style-name="T404"><text:s/></text:span><text:span text:style-name="T405">0</text:span><text:span text:style-name="T406">; i<text:s/></text:span><text:span text:style-name="T407">&lt;</text:span><text:span text:style-name="T408"><text:s/>size; i</text:span><text:span text:style-name="T409">++</text:span><text:span text:style-name="T410">) {</text:span></text:p>
      <text:p text:style-name="P411"><text:span text:style-name="T412">       <text:s/></text:span><text:span text:style-name="T413">scanf</text:span><text:span text:style-name="T414">(</text:span><text:span text:style-name="T415">"</text:span><text:span text:style-name="T416">%d</text:span><text:span text:style-name="T417">"</text:span><text:span text:style-name="T418">,<text:s/></text:span><text:span text:style-name="T419">&amp;</text:span><text:span text:style-name="T420">arr</text:span><text:span text:style-name="T421">[i]);</text:span></text:p>
      <text:p text:style-name="P422">    }</text:p>
      <text:p text:style-name="P423"/>
      <text:p text:style-name="P424"><text:span text:style-name="T425">   <text:s/></text:span><text:span text:style-name="T426">// Call function to compute sums</text:span></text:p>
      <text:p text:style-name="P427"><text:span text:style-name="T428">   <text:s/></text:span><text:span text:style-name="T429">computeSums</text:span><text:span text:style-name="T430">(arr, size,<text:s/></text:span><text:span text:style-name="T431">&amp;</text:span><text:span text:style-name="T432">evenSum,<text:s/></text:span><text:span text:style-name="T433">&amp;</text:span><text:span text:style-name="T434">oddSum);</text:span></text:p>
      <text:p text:style-name="P435"/>
      <text:p text:style-name="P436"><text:span text:style-name="T437">   <text:s/></text:span><text:span text:style-name="T438">// Output the results</text:span></text:p>
      <text:p text:style-name="P439"><text:span text:style-name="T440">   <text:s/></text:span><text:span text:style-name="T441">printf</text:span><text:span text:style-name="T442">(</text:span><text:span text:style-name="T443">"Sum of even numbers:<text:s/></text:span><text:span text:style-name="T444">%d\n</text:span><text:span text:style-name="T445">"</text:span><text:span text:style-name="T446">, evenSum);</text:span></text:p>
      <text:p text:style-name="P447"><text:span text:style-name="T448">   <text:s/></text:span><text:span text:style-name="T449">printf</text:span><text:span text:style-name="T450">(</text:span><text:span text:style-name="T451">"Sum of odd numbers:<text:s/></text:span><text:span text:style-name="T452">%d\n</text:span><text:span text:style-name="T453">"</text:span><text:span text:style-name="T454">, oddSum);</text:span></text:p>
      <text:p text:style-name="P455"/>
      <text:p text:style-name="P456"><text:span text:style-name="T457">   <text:s/></text:span><text:span text:style-name="T458">return</text:span><text:span text:style-name="T459"><text:s/></text:span><text:span text:style-name="T460">0</text:span><text:span text:style-name="T461">;</text:span></text:p>
      <text:p text:style-name="P462">}</text:p>
      <text:p text:style-name="P463"/>
      <text:p text:style-name="P464">Explanation:</text:p>
      <text:list text:style-name="LFO7" text:continue-numbering="true">
        <text:list-item>
          <text:p text:style-name="P465"><text:span text:style-name="T466">computeSums(int arr[], int size, int *evenSum, int *oddSum)</text:span>: This function takes an array and its size, then computes the sum of even and odd numbers, storing the results in the variables evenSum and oddSum.</text:p>
        </text:list-item>
        <text:list-item>
          <text:p text:style-name="P467"><text:span text:style-name="T468">*evenSum += arr[i];</text:span>: Adds the current even number to evenSum.</text:p>
        </text:list-item>
        <text:list-item>
          <text:p text:style-name="P469"><text:span text:style-name="T470">*oddSum += arr[i];</text:span>: Adds the current odd number to oddSum.</text:p>
        </text:list-item>
      </text:list>
      <text:p text:style-name="Normal">B) C Program Using do-while Loop to Add All Numbers Until User Enters 0</text:p>
      <text:p text:style-name="P471"><text:span text:style-name="T472">#include</text:span><text:span text:style-name="T473"><text:s/></text:span><text:span text:style-name="T474">&lt;stdio.h&gt;</text:span></text:p>
      <text:p text:style-name="P475"/>
      <text:p text:style-name="P476"><text:span text:style-name="T477">int</text:span><text:span text:style-name="T478"><text:s/></text:span><text:span text:style-name="T479">main</text:span><text:span text:style-name="T480">() {</text:span></text:p>
      <text:p text:style-name="P481"><text:span text:style-name="T482">   <text:s/></text:span><text:span text:style-name="T483">int</text:span><text:span text:style-name="T484"><text:s/>num, sum<text:s/></text:span><text:span text:style-name="T485">=</text:span><text:span text:style-name="T486"><text:s/></text:span><text:span text:style-name="T487">0</text:span><text:span text:style-name="T488">;</text:span></text:p>
      <text:p text:style-name="P489"/>
      <text:p text:style-name="P490"><text:span text:style-name="T491">   <text:s/></text:span><text:span text:style-name="T492">// Using do-while loop to add numbers until user enters 0</text:span></text:p>
      <text:p text:style-name="P493"><text:span text:style-name="T494">   <text:s/></text:span><text:span text:style-name="T495">do</text:span><text:span text:style-name="T496"><text:s/>{</text:span></text:p>
      <text:p text:style-name="P497"><text:span text:style-name="T498">       <text:s/></text:span><text:span text:style-name="T499">printf</text:span><text:span text:style-name="T500">(</text:span><text:span text:style-name="T501">"Enter a number (0 to stop): "</text:span><text:span text:style-name="T502">);</text:span></text:p>
      <text:p text:style-name="P503"><text:span text:style-name="T504">       <text:s/></text:span><text:span text:style-name="T505">scanf</text:span><text:span text:style-name="T506">(</text:span><text:span text:style-name="T507">"</text:span><text:span text:style-name="T508">%d</text:span><text:span text:style-name="T509">"</text:span><text:span text:style-name="T510">,<text:s/></text:span><text:span text:style-name="T511">&amp;</text:span><text:span text:style-name="T512">num);</text:span></text:p>
      <text:p text:style-name="P513"><text:span text:style-name="T514">        sum<text:s/></text:span><text:span text:style-name="T515">+=</text:span><text:span text:style-name="T516"><text:s/>num;</text:span></text:p>
      <text:p text:style-name="P517"><text:span text:style-name="T518">    }<text:s/></text:span><text:span text:style-name="T519">while</text:span><text:span text:style-name="T520">(num<text:s/></text:span><text:span text:style-name="T521">!=</text:span><text:span text:style-name="T522"><text:s/></text:span><text:span text:style-name="T523">0</text:span><text:span text:style-name="T524">);</text:span></text:p>
      <text:p text:style-name="P525"/>
      <text:p text:style-name="P526"><text:span text:style-name="T527">   <text:s/></text:span><text:span text:style-name="T528">// Output the total sum</text:span></text:p>
      <text:p text:style-name="P529"><text:span text:style-name="T530">   <text:s/></text:span><text:span text:style-name="T531">printf</text:span><text:span text:style-name="T532">(</text:span><text:span text:style-name="T533">"Total sum:<text:s/></text:span><text:span text:style-name="T534">%d\n</text:span><text:span text:style-name="T535">"</text:span><text:span text:style-name="T536">, sum);</text:span></text:p>
      <text:p text:style-name="P537"/>
      <text:p text:style-name="P538"><text:span text:style-name="T539">   <text:s/></text:span><text:span text:style-name="T540">return</text:span><text:span text:style-name="T541"><text:s/></text:span><text:span text:style-name="T542">0</text:span><text:span text:style-name="T543">;</text:span></text:p>
      <text:p text:style-name="P544">}</text:p>
      <text:p text:style-name="P545"/>
      <text:p text:style-name="P546">Explanation:</text:p>
      <text:list text:style-name="LFO8" text:continue-numbering="true">
        <text:list-item>
          <text:p text:style-name="P547"><text:span text:style-name="T548">do { ... } while(num != 0);</text:span>: The loop ensures that the code inside the block runs at least once and continues until the user enters 0.</text:p>
        </text:list-item>
        <text:list-item>
          <text:p text:style-name="P549"><text:span text:style-name="T550">sum += num;</text:span>: Adds the entered number to sum.</text:p>
        </text:list-item>
        <text:list-item>
          <text:p text:style-name="P551"><text:span text:style-name="T552">scanf("%d", &amp;num);</text:span>: Reads the number entered by the user.</text:p>
        </text:list-item>
      </text:list>
      <text:p text:style-name="P553">This program keeps asking the user for numbers, adds them up, and stops when the user enters 0, printing the total sum at the end.</text:p>
      <text:p text:style-name="Normal">4</text:p>
      <text:p text:style-name="Normal">A) Discuss the two way selection (if, if-else, nested if-else, cascaded if else) in C language with syntax and program.</text:p>
      <text:p text:style-name="Normal">B) using switch case concept, write a c program that asks a user to type a character from the following R, G, B and displays Red or Green or Blue or Unknown character depending to the entered letter</text:p>
      <text:p text:style-name="P554">A) Two-Way Selection in C Language</text:p>
      <text:p text:style-name="Normal"><text:span text:style-name="T555">1. if Statement:</text:span></text:p>
      <text:list text:style-name="LFO9" text:continue-numbering="true">
        <text:list-item>
          <text:p text:style-name="P556"><text:span text:style-name="T557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</text:p>
      <text:p text:style-name="Normal">Example Program:</text:p>
      <text:p text:style-name="P558"><text:span text:style-name="T559">#include</text:span><text:span text:style-name="T560"><text:s/></text:span><text:span text:style-name="T561">&lt;stdio.h&gt;</text:span></text:p>
      <text:p text:style-name="P562"/>
      <text:p text:style-name="P563"><text:span text:style-name="T564">int</text:span><text:span text:style-name="T565"><text:s/></text:span><text:span text:style-name="T566">main</text:span><text:span text:style-name="T567">() {</text:span></text:p>
      <text:p text:style-name="P568"><text:span text:style-name="T569">   <text:s/></text:span><text:span text:style-name="T570">int</text:span><text:span text:style-name="T571"><text:s/>num<text:s/></text:span><text:span text:style-name="T572">=</text:span><text:span text:style-name="T573"><text:s/></text:span><text:span text:style-name="T574">10</text:span><text:span text:style-name="T575">;</text:span></text:p>
      <text:p text:style-name="P576"/>
      <text:p text:style-name="P577"><text:span text:style-name="T578">   <text:s/></text:span><text:span text:style-name="T579">if</text:span><text:span text:style-name="T580"><text:s/>(num<text:s/></text:span><text:span text:style-name="T581">&gt;</text:span><text:span text:style-name="T582"><text:s/></text:span><text:span text:style-name="T583">0</text:span><text:span text:style-name="T584">) {</text:span></text:p>
      <text:p text:style-name="P585"><text:span text:style-name="T586">       <text:s/></text:span><text:span text:style-name="T587">printf</text:span><text:span text:style-name="T588">(</text:span><text:span text:style-name="T589">"The number is positive.</text:span><text:span text:style-name="T590">\n</text:span><text:span text:style-name="T591">"</text:span><text:span text:style-name="T592">);</text:span></text:p>
      <text:p text:style-name="P593">    }</text:p>
      <text:p text:style-name="P594"/>
      <text:p text:style-name="P595"><text:span text:style-name="T596">   <text:s/></text:span><text:span text:style-name="T597">return</text:span><text:span text:style-name="T598"><text:s/></text:span><text:span text:style-name="T599">0</text:span><text:span text:style-name="T600">;</text:span></text:p>
      <text:p text:style-name="P601">}</text:p>
      <text:p text:style-name="P602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9:01:00Z</dc:date>
    <meta:template xlink:href="Normal" xlink:type="simple"/>
    <meta:editing-cycles>24</meta:editing-cycles>
    <meta:editing-duration>PT1620S</meta:editing-duration>
    <meta:document-statistic meta:page-count="6" meta:paragraph-count="12" meta:word-count="959" meta:character-count="6416" meta:row-count="45" meta:non-whitespace-character-count="5469"/>
  </office:meta>
</office:document-meta>
</file>